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center" style:justify-single-word="false"/>
      <style:text-properties style:font-name="Arial Black" fo:font-size="10pt" style:font-size-asian="10pt" style:font-size-complex="10pt"/>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29" style:family="paragraph" style:parent-style-name="Table_20_Contents">
      <style:text-properties style:use-window-font-color="true" fo:font-size="10pt" style:font-size-asian="10pt" style:font-size-complex="10pt"/>
    </style:style>
    <style:style style:name="P30" style:family="paragraph" style:parent-style-name="Code">
      <style:text-properties fo:font-size="12pt" fo:font-weight="bold" style:font-size-asian="12pt" style:font-weight-asian="bold" style:font-size-complex="12pt" style:font-weight-complex="bold"/>
    </style:style>
    <style:style style:name="P31" style:family="paragraph" style:parent-style-name="Code">
      <style:paragraph-properties fo:text-align="justify" style:justify-single-word="false"/>
    </style:style>
    <style:style style:name="P32" style:family="paragraph" style:parent-style-name="Code">
      <style:text-properties style:font-name="Times New Roman" fo:font-size="14pt" style:font-name-asian="SimSun" style:font-size-asian="14pt" style:font-name-complex="Mangal" style:font-size-complex="14pt"/>
    </style:style>
    <style:style style:name="P33" style:family="paragraph" style:parent-style-name="Code">
      <style:text-properties style:text-underline-style="solid" style:text-underline-type="double" style:text-underline-width="auto" style:text-underline-color="font-color"/>
    </style:style>
    <style:style style:name="P34" style:family="paragraph" style:parent-style-name="Text_20_body">
      <style:paragraph-properties fo:break-before="page"/>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7.0602in" style:type="right" style:leader-style="dotted" style:leader-text="."/>
        </style:tab-stops>
      </style:paragraph-properties>
    </style:style>
    <style:style style:name="P37" style:family="paragraph" style:parent-style-name="Contents_20_2">
      <style:paragraph-properties>
        <style:tab-stops>
          <style:tab-stop style:position="6.8839in" style:type="right"/>
        </style:tab-stops>
      </style:paragraph-properties>
    </style:style>
    <style:style style:name="P38" style:family="paragraph" style:parent-style-name="Index_20_1">
      <style:paragraph-properties>
        <style:tab-stops>
          <style:tab-stop style:position="7.0807in" style:type="right"/>
        </style:tab-stops>
      </style:paragraph-properties>
    </style:style>
    <style:style style:name="P39" style:family="paragraph" style:parent-style-name="Index_20_Separator">
      <style:paragraph-properties>
        <style:tab-stops/>
      </style:paragraph-properties>
    </style:style>
    <style:style style:name="P40" style:family="paragraph" style:parent-style-name="Heading_20_1">
      <style:paragraph-properties fo:text-align="justify" style:justify-single-word="false"/>
    </style:style>
    <style:style style:name="P41" style:family="paragraph" style:parent-style-name="Heading_20_1">
      <style:paragraph-properties fo:break-before="page"/>
    </style:style>
    <style:style style:name="P42" style:family="paragraph" style:parent-style-name="Text_20_body" style:master-page-name="Standard">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paragraph-properties fo:text-align="justify" style:justify-single-word="false"/>
    </style:style>
    <style:style style:name="P46" style:family="paragraph" style:parent-style-name="Text_20_body" style:list-style-name="L3">
      <style:paragraph-properties fo:text-align="justify" style:justify-single-word="false"/>
    </style:style>
    <style:style style:name="P47" style:family="paragraph" style:parent-style-name="Text_20_body" style:list-style-name="L5">
      <style:paragraph-properties fo:text-align="justify" style:justify-single-word="false"/>
    </style:style>
    <style:style style:name="P48" style:family="paragraph" style:parent-style-name="Text_20_body" style:list-style-name="L1">
      <style:paragraph-properties fo:text-align="justify" style:justify-single-word="false"/>
    </style:style>
    <style:style style:name="P49" style:family="paragraph" style:parent-style-name="Text_20_body" style:list-style-name="L8">
      <style:paragraph-properties fo:text-align="justify" style:justify-single-word="false"/>
    </style:style>
    <style:style style:name="P50" style:family="paragraph" style:parent-style-name="Text_20_body" style:list-style-name="L10">
      <style:paragraph-properties fo:text-align="justify" style:justify-single-word="false"/>
    </style:style>
    <style:style style:name="P51" style:family="paragraph" style:parent-style-name="Text_20_body" style:list-style-name="L11">
      <style:paragraph-properties fo:text-align="justify" style:justify-single-word="false"/>
    </style:style>
    <style:style style:name="P52" style:family="paragraph" style:parent-style-name="Text_20_body" style:list-style-name="L12">
      <style:paragraph-properties fo:text-align="justify" style:justify-single-word="false"/>
    </style:style>
    <style:style style:name="P53" style:family="paragraph" style:parent-style-name="Text_20_body" style:list-style-name="L13">
      <style:paragraph-properties fo:text-align="justify" style:justify-single-word="false"/>
    </style:style>
    <style:style style:name="P54" style:family="paragraph" style:parent-style-name="Text_20_body" style:list-style-name="L14">
      <style:paragraph-properties fo:text-align="justify" style:justify-single-word="false"/>
    </style:style>
    <style:style style:name="P55" style:family="paragraph" style:parent-style-name="Text_20_body" style:list-style-name="L15">
      <style:paragraph-properties fo:text-align="justify" style:justify-single-word="false"/>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February 14, 2015</text:p>
      <text:p text:style-name="P2">Covering fOOrth version 0.0.3</text:p>
      <text:p text:style-name="P2">Status: Unpublished.</text:p>
      <text:p text:style-name="Text_20_body"/>
      <text:p text:style-name="Text_20_body"/>
      <text:p text:style-name="Text_20_body"/>
      <text:p text:style-name="P3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5">Table of Contents</text:p>
          </text:index-title>
          <text:p text:style-name="P36">The MIT License (MIT).<text:tab/>5</text:p>
          <text:p text:style-name="P36">Introduction<text:tab/>6</text:p>
          <text:p text:style-name="P37">About the name fOOrth<text:tab/>6</text:p>
          <text:p text:style-name="P37">How fOOrth came to be<text:tab/>6</text:p>
          <text:p text:style-name="P37">Goals and Principles<text:tab/>7</text:p>
          <text:p text:style-name="P37">Report Card<text:tab/>8</text:p>
          <text:p text:style-name="P37">Special Note of Thanks<text:tab/>9</text:p>
          <text:p text:style-name="P36">Installation<text:tab/>10</text:p>
          <text:p text:style-name="P37">Ruby<text:tab/>10</text:p>
          <text:p text:style-name="P37">fOOrth<text:tab/>10</text:p>
          <text:p text:style-name="P37">Running fOOrth<text:tab/>11</text:p>
          <text:p text:style-name="P37">Source Archive<text:tab/>11</text:p>
          <text:p text:style-name="P36">First Steps<text:tab/>12</text:p>
          <text:p text:style-name="P36">The Syntax and Style of fOOrth<text:tab/>14</text:p>
          <text:p text:style-name="P37">Syntax<text:tab/>14</text:p>
          <text:p text:style-name="P37">Spaces<text:tab/>14</text:p>
          <text:p text:style-name="P37">Comments<text:tab/>14</text:p>
          <text:p text:style-name="P37">String Literals<text:tab/>14</text:p>
          <text:p text:style-name="P37">Numeric Literals<text:tab/>15</text:p>
          <text:p text:style-name="P36">A fOOrth Calculator<text:tab/>16</text:p>
          <text:p text:style-name="P37">The Basics<text:tab/>16</text:p>
          <text:p text:style-name="P37">Stack Manipulation<text:tab/>17</text:p>
          <text:p text:style-name="P37">Programming<text:tab/>19</text:p>
          <text:p text:style-name="P37">Control Structures<text:tab/>20</text:p>
          <text:p text:style-name="P37">Data Memory<text:tab/>25</text:p>
          <text:p text:style-name="P36">The Class Tree<text:tab/>26</text:p>
          <text:p text:style-name="P37">A Brief Overview<text:tab/>26</text:p>
          <text:p text:style-name="P36">Method Mapping<text:tab/>28</text:p>
          <text:p text:style-name="P36">Routing<text:tab/>29</text:p>
          <text:p text:style-name="P37">Routing Internals<text:tab/>30</text:p>
          <text:p text:style-name="P36">Handling Exceptions<text:tab/>32</text:p>
          <text:p text:style-name="P37">fOOrth Native Exception Codes:<text:tab/>32</text:p>
          <text:p text:style-name="P36">Array<text:tab/>33</text:p>
          <text:p text:style-name="P37">Array Literals<text:tab/>33</text:p>
          <text:p text:style-name="P37">Class Methods<text:tab/>33</text:p>
          <text:p text:style-name="P37">Instance Methods<text:tab/>33</text:p>
          <text:p text:style-name="P37">See Also<text:tab/>33</text:p>
          <text:p text:style-name="P36">Class<text:tab/>34</text:p>
          <text:p text:style-name="P37">Instance Methods<text:tab/>34</text:p>
          <text:p text:style-name="P37">See Also<text:tab/>34</text:p>
          <text:p text:style-name="P36">Complex<text:tab/>35</text:p>
          <text:p text:style-name="P37">Complex Literals<text:tab/>35</text:p>
          <text:p text:style-name="P37">Instance Methods<text:tab/>36</text:p>
          <text:p text:style-name="P37">Instance Stubs<text:tab/>36</text:p>
          <text:p text:style-name="P37">See Also<text:tab/>36</text:p>
          <text:p text:style-name="P36">Exception<text:tab/>37</text:p>
          <text:p text:style-name="P36">FalseClass<text:tab/>38</text:p>
          <text:p text:style-name="P37">Instance Methods<text:tab/>38</text:p>
          <text:p text:style-name="P37">See Also<text:tab/>38</text:p>
          <text:p text:style-name="P36">Float<text:tab/>40</text:p>
          <text:p text:style-name="P37">Float Literals<text:tab/>40</text:p>
          <text:p text:style-name="P37">See Also<text:tab/>40</text:p>
          <text:p text:style-name="P36">Hash<text:tab/>41</text:p>
          <text:p text:style-name="P37">Hash Literals<text:tab/>41</text:p>
          <text:p text:style-name="P37">Instance Methods<text:tab/>41</text:p>
          <text:p text:style-name="P37">See Also<text:tab/>41</text:p>
          <text:p text:style-name="P36">InStream<text:tab/>42</text:p>
          <text:p text:style-name="P37">Class Methods<text:tab/>42</text:p>
          <text:p text:style-name="P37">Instance Methods<text:tab/>42</text:p>
          <text:p text:style-name="P37">See Also<text:tab/>42</text:p>
          <text:p text:style-name="P36">Integer<text:tab/>43</text:p>
          <text:p text:style-name="P37">Integer Literals<text:tab/>43</text:p>
          <text:p text:style-name="P37">Instance Methods<text:tab/>43</text:p>
          <text:p text:style-name="P37">See Also<text:tab/>43</text:p>
          <text:p text:style-name="P36">MaxNumeric<text:tab/>45</text:p>
          <text:p text:style-name="P36">MinNumeric<text:tab/>46</text:p>
          <text:p text:style-name="P36">NilClass<text:tab/>47</text:p>
          <text:p text:style-name="P37">Instance Methods<text:tab/>47</text:p>
          <text:p text:style-name="P37">See Also<text:tab/>47</text:p>
          <text:p text:style-name="P36">Numeric<text:tab/>48</text:p>
          <text:p text:style-name="P37">Instance Methods<text:tab/>48</text:p>
          <text:p text:style-name="P37">See Also<text:tab/>48</text:p>
          <text:p text:style-name="P36">Object<text:tab/>49</text:p>
          <text:p text:style-name="P37">Instance Methods<text:tab/>49</text:p>
          <text:p text:style-name="P37">See Also<text:tab/>58</text:p>
          <text:p text:style-name="P36">OutStream<text:tab/>59</text:p>
          <text:p text:style-name="P37">Class Methods<text:tab/>59</text:p>
          <text:p text:style-name="P37">Instance Methods<text:tab/>59</text:p>
          <text:p text:style-name="P37">Class Stubs<text:tab/>59</text:p>
          <text:p text:style-name="P37">See Also<text:tab/>59</text:p>
          <text:p text:style-name="P36">Procedure<text:tab/>60</text:p>
          <text:p text:style-name="P37">Procedure Literals<text:tab/>60</text:p>
          <text:p text:style-name="P37">Instance Methods<text:tab/>60</text:p>
          <text:p text:style-name="P37">See Also<text:tab/>60</text:p>
          <text:p text:style-name="P36"><text:soft-page-break/>Queue<text:tab/>61</text:p>
          <text:p text:style-name="P37">Instance Methods<text:tab/>61</text:p>
          <text:p text:style-name="P37">See Also<text:tab/>61</text:p>
          <text:p text:style-name="P36">Rational<text:tab/>62</text:p>
          <text:p text:style-name="P37">Rational Literals<text:tab/>62</text:p>
          <text:p text:style-name="P37">Instance Methods<text:tab/>62</text:p>
          <text:p text:style-name="P37">See Also<text:tab/>63</text:p>
          <text:p text:style-name="P36">Stack<text:tab/>64</text:p>
          <text:p text:style-name="P37">Instance Methods<text:tab/>64</text:p>
          <text:p text:style-name="P37">See Also<text:tab/>64</text:p>
          <text:p text:style-name="P36">String<text:tab/>65</text:p>
          <text:p text:style-name="P37">String Literals<text:tab/>65</text:p>
          <text:p text:style-name="P37">Instance Methods<text:tab/>65</text:p>
          <text:p text:style-name="P37">See Also<text:tab/>65</text:p>
          <text:p text:style-name="P36">Thread<text:tab/>66</text:p>
          <text:p text:style-name="P37">Class Methods<text:tab/>66</text:p>
          <text:p text:style-name="P37">Instance Methods<text:tab/>66</text:p>
          <text:p text:style-name="P37">See Also<text:tab/>66</text:p>
          <text:p text:style-name="P36">TrueClass<text:tab/>67</text:p>
          <text:p text:style-name="P37">See Also<text:tab/>67</text:p>
          <text:p text:style-name="P36">VirtualMachine<text:tab/>68</text:p>
          <text:p text:style-name="P37">Instance Methods<text:tab/>68</text:p>
          <text:p text:style-name="P37">Commands<text:tab/>70</text:p>
          <text:p text:style-name="P37">See Also<text:tab/>71</text:p>
          <text:p text:style-name="P36">Appendix A – Symbol Glossary<text:tab/>72</text:p>
          <text:p text:style-name="P36">Appendix B – Regular Expressions<text:tab/>74</text:p>
          <text:p text:style-name="P36">Edit History:<text:tab/>76</text:p>
        </text:index-body>
      </text:table-of-content>
      <text:p text:style-name="Text_20_body"/>
      <text:h text:style-name="P41"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40"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572941093344557091" text:style-name="L1">
        <text:list-item>
          <text:p text:style-name="P43">A Simple, Easy-to-Understand syntax that is none the less, Expressive and Compact:</text:p>
        </text:list-item>
      </text:list>
      <text:list xml:id="list4810947695415616831" text:style-name="L2">
        <text:list-item>
          <text:list>
            <text:list-item>
              <text:p text:style-name="P44">Source code in fOOrth is free-form with no line oriented limitations or rules.</text:p>
            </text:list-item>
            <text:list-item>
              <text:p text:style-name="P44">Support is given to the easy representation of common literal data such as strings, integers, floating point numbers, rational numbers, and complex numbers.</text:p>
            </text:list-item>
          </text:list>
        </text:list-item>
      </text:list>
      <text:list xml:id="list39706502" text:continue-list="list7572941093344557091" text:style-name="L1">
        <text:list-item>
          <text:p text:style-name="P43">Safe Data and Data Structures:</text:p>
        </text:list-item>
      </text:list>
      <text:list xml:id="list3779164996548459443" text:style-name="L3">
        <text:list-item>
          <text:list>
            <text:list-item>
              <text:p text:style-name="P46">Simple, reliable arithmetic. In fOOrth, integer operations never overflow. Rational <text:soft-page-break/>values can be represented exactly, complex numbers are supported, and conversions between numeric types are simple.</text:p>
            </text:list-item>
            <text:list-item>
              <text:p text:style-name="P46">Strings grow as needed without the need to allocate space or worry about overflow.</text:p>
            </text:list-item>
            <text:list-item>
              <text:p text:style-name="P46">Data containers such as arrays and hashes grow as needed. Out of range subscripts cannot access undefined memory regions. </text:p>
            </text:list-item>
          </text:list>
        </text:list-item>
      </text:list>
      <text:list xml:id="list39687296" text:continue-list="list39706502" text:style-name="L1">
        <text:list-item>
          <text:p text:style-name="P43">Message Passing:</text:p>
        </text:list-item>
      </text:list>
      <text:list xml:id="list7622068548242368341" text:style-name="L4">
        <text:list-item>
          <text:list>
            <text:list-item>
              <text:p text:style-name="P56">In fOOrth all actions take the form of messages sent to a receiver.</text:p>
            </text:list-item>
            <text:list-item>
              <text:p text:style-name="P56">The routing of messages is specified by the exact type of the message.</text:p>
            </text:list-item>
            <text:list-item>
              <text:p text:style-name="P56">Message receivers include data items on the stack as well as the virtual machine object associated with the current thread of execution.</text:p>
            </text:list-item>
            <text:list-item>
              <text:p text:style-name="P56">Messages for which no routing specification can be found, generate an error at compile time.</text:p>
            </text:list-item>
          </text:list>
        </text:list-item>
      </text:list>
      <text:list xml:id="list39696485" text:continue-list="list39687296" text:style-name="L1">
        <text:list-item>
          <text:p text:style-name="P43">Object Oriented Design:</text:p>
        </text:list-item>
      </text:list>
      <text:list xml:id="list6103703461789536318" text:style-name="L5">
        <text:list-item>
          <text:list>
            <text:list-item>
              <text:p text:style-name="P47">Support class based inheritance, with a non-cyclic (single inheritance) tree derived from a common base Object class.</text:p>
            </text:list-item>
            <text:list-item>
              <text:p text:style-name="P57">Support late binding and polymorphism through message interface compatibility or “duck” typing.</text:p>
            </text:list-item>
          </text:list>
        </text:list-item>
      </text:list>
      <text:list xml:id="list39714986" text:continue-list="list39696485" text:style-name="L1">
        <text:list-item>
          <text:p text:style-name="P43">Meta programming: </text:p>
        </text:list-item>
      </text:list>
      <text:list xml:id="list3862315999483138935" text:style-name="L6">
        <text:list-item>
          <text:list>
            <text:list-item>
              <text:p text:style-name="P58">Support extensible language constructs by making the compiler an accessible part of the system.</text:p>
            </text:list-item>
          </text:list>
        </text:list-item>
      </text:list>
      <text:list xml:id="list39704243" text:continue-list="list39714986" text:style-name="L1">
        <text:list-item>
          <text:p text:style-name="P43">Reliability:</text:p>
        </text:list-item>
      </text:list>
      <text:list xml:id="list1719054435055185012" text:style-name="L7">
        <text:list-item>
          <text:list>
            <text:list-item>
              <text:p text:style-name="P59">Errors should be detected as soon as possible. </text:p>
            </text:list-item>
            <text:list-item>
              <text:p text:style-name="P59">Language constructs should not be designed in a way that causes simple coding errors to spin off into infinite loops. </text:p>
            </text:list-item>
          </text:list>
        </text:list-item>
      </text:list>
      <text:list xml:id="list39692292" text:continue-list="list39704243" text:style-name="L1">
        <text:list-item>
          <text:p text:style-name="P48">Building on the host language:</text:p>
        </text:list-item>
      </text:list>
      <text:list xml:id="list1743583647033306607" text:style-name="L8">
        <text:list-item>
          <text:list>
            <text:list-item>
              <text:p text:style-name="P4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00607432"/>Thanks<text:alphabetical-index-mark-end text:id="IMark100607432"/></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1687172222443242612" text:style-name="L9">
        <text:list-item>
          <text:p text:style-name="P60">ruby 1.9.3p484 (2013-11-22) [i386-mingw32]</text:p>
        </text:list-item>
        <text:list-item>
          <text:p text:style-name="P60">ruby 2.1.5p273 (2014-11-13 revision 48405) [i386-mingw32]</text:p>
        </text:list-item>
        <text:list-item>
          <text:p text:style-name="P60">Rubinius – to be tested!</text:p>
        </text:list-item>
        <text:list-item>
          <text:p text:style-name="P60">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00607432"/>Rake<text:alphabetical-index-mark-end text:id="IMark100607432"/>:</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0607432"/>Demo.rb<text:alphabetical-index-mark-end text:id="IMark1006074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99817312"/>drop<text:alphabetical-index-mark-end text:id="IMark99817312"/>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99817312"/>dup<text:alphabetical-index-mark-end text:id="IMark99817312"/>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1">&gt;</text:p>
          </table:table-cell>
        </table:table-row>
        <table:table-row table:style-name="Table54.1">
          <table:table-cell table:style-name="Table54.A2" office:value-type="string">
            <text:p text:style-name="P13"><text:alphabetical-index-mark-start text:id="IMark99817312"/>nip<text:alphabetical-index-mark-end text:id="IMark99817312"/>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1">&gt;</text:p>
          </table:table-cell>
        </table:table-row>
        <table:table-row table:style-name="Table54.1">
          <table:table-cell table:style-name="Table54.A2" office:value-type="string">
            <text:p text:style-name="P13"><text:alphabetical-index-mark-start text:id="IMark99817312"/>over<text:alphabetical-index-mark-end text:id="IMark99817312"/>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99817312"/>pick<text:alphabetical-index-mark-end text:id="IMark99817312"/>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99817312"/>swap<text:alphabetical-index-mark-end text:id="IMark99817312"/>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1">&gt;</text:p>
          </table:table-cell>
        </table:table-row>
        <table:table-row table:style-name="Table54.1">
          <table:table-cell table:style-name="Table54.A2" office:value-type="string">
            <text:p text:style-name="P13"><text:alphabetical-index-mark-start text:id="IMark99817312"/>tuck<text:alphabetical-index-mark-end text:id="IMark99817312"/>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8022449735438575227" text:style-name="L10">
        <text:list-item>
          <text:p text:style-name="P50">To store return addresses for word calls. In fOOrth this is handled by the Ruby virtual machine.</text:p>
        </text:list-item>
        <text:list-item>
          <text:p text:style-name="P50">To store context for control structures. In fOOrth the context mechanism provides for a far richer and more reliable set of control, compile, and data structures.</text:p>
        </text:list-item>
        <text:list-item>
          <text:p text:style-name="P5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6237416"/>if<text:alphabetical-index-mark-end text:id="IMark16623741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66237416"/>switch<text:alphabetical-index-mark-end text:id="IMark16623741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66237416"/>do<text:alphabetical-index-mark-end text:id="IMark16623741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66237416"/>loop<text:alphabetical-index-mark-end text:id="IMark166237416"/>” commands mark the boundaries of the loop; The “<text:alphabetical-index-mark-start text:id="IMark166237944"/>i<text:alphabetical-index-mark-end text:id="IMark166237944"/>” command is used to retrieve the current loop counter value. For nested loops, the “<text:alphabetical-index-mark-start text:id="IMark166239912"/>j<text:alphabetical-index-mark-end text:id="IMark166239912"/>” command retrieves the value of the outer loops counter value. <text:s/>By default, the “loop” command adds one to the loop value. For more flexible looping, the “<text:alphabetical-index-mark-start text:id="IMark99819088"/>+loop<text:alphabetical-index-mark-end text:id="IMark9981908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99819088"/>-i<text:alphabetical-index-mark-end text:id="IMark99819088"/> and <text:alphabetical-index-mark-start text:id="IMark166239912"/>-j<text:alphabetical-index-mark-end text:id="IMark16623991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10 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66239912"/>begin<text:alphabetical-index-mark-end text:id="IMark166239912"/>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8742479819402594555" text:style-name="L11">
        <text:list-item>
          <text:p text:style-name="P51">begin … <text:alphabetical-index-mark-start text:id="IMark166237944"/>until<text:alphabetical-index-mark-end text:id="IMark166237944"/> – loops until the top of stack is true.</text:p>
        </text:list-item>
        <text:list-item>
          <text:p text:style-name="P51">begin … <text:alphabetical-index-mark-start text:id="IMark166239912"/>again<text:alphabetical-index-mark-end text:id="IMark166239912"/> – loops indefinitely </text:p>
        </text:list-item>
        <text:list-item>
          <text:p text:style-name="P51">begin … <text:alphabetical-index-mark-start text:id="IMark166237944"/>repeat<text:alphabetical-index-mark-end text:id="IMark1662379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2 ilog2 .</text:span></text:p>
      <text:p text:style-name="Code">1</text:p>
      <text:p text:style-name="Code">&gt;<text:span text:style-name="T11">3 ilog2 .</text:span></text:p>
      <text:p text:style-name="Code">1</text:p>
      <text:p text:style-name="Code">&gt;<text:span text:style-name="T11">4 ilog2 .</text:span></text:p>
      <text:p text:style-name="Code">2</text:p>
      <text:p text:style-name="Code">&gt;<text:span text:style-name="T11">5 ilog2 .</text:span></text:p>
      <text:p text:style-name="Code">2</text:p>
      <text:p text:style-name="Code">&gt;</text:p>
      <text:p text:style-name="Code"/>
      <text:p text:style-name="P3"/>
      <text:h text:style-name="Heading_20_2" text:outline-level="2"><text:soft-page-break/>Data Memory</text:h>
      <text:p text:style-name="P3">Even the most rudimentary calculators are equipped with some data storage, even if it is the primitive STO, RCL, M+, M-, and MCLR. In fOOrth, considerable flexibility exists in the use of data memory. In real programming systems, data storage is rather more complex. The following sections examine this in several categories.</text:p>
      <text:h text:style-name="Heading_20_3" text:outline-level="3">Typing</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6237944"/>Duck Typing<text:alphabetical-index-mark-end text:id="IMark1662379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3" text:outline-level="3">Declarations</text:h>
      <text:p text:style-name="Text_20_body"/>
      <text:h text:style-name="Heading_20_3" text:outline-level="3">Scoping</text:h>
      <text:p text:style-name="Text_20_body"/>
      <text:h text:style-name="Heading_20_3" text:outline-level="3">Referencing</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 To create a variable that holds a reference, use:</text:p>
      <text:p text:style-name="Code"/>
      <text:p text:style-name="Code">&lt;value&gt; var: &lt;var_name&gt;</text:p>
      <text:p text:style-name="Text_20_body"><text:soft-page-break/>For example:</text:p>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text:p>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0">Object</text:p>
      <text:p text:style-name="P30"><text:tab/>Array</text:p>
      <text:p text:style-name="P30"><text:tab/>Class</text:p>
      <text:p text:style-name="P30"><text:tab/>Exception</text:p>
      <text:p text:style-name="P30"><text:tab/>FalseClass</text:p>
      <text:p text:style-name="P30"><text:tab/>Hash</text:p>
      <text:p text:style-name="P30"><text:tab/>InStream</text:p>
      <text:p text:style-name="P30"><text:tab/>MaxNumeric</text:p>
      <text:p text:style-name="P30"><text:tab/>MinNumeric</text:p>
      <text:p text:style-name="P30"><text:tab/>NilClass</text:p>
      <text:p text:style-name="P30"><text:tab/>Numeric</text:p>
      <text:p text:style-name="P30"><text:tab/><text:tab/>Complex</text:p>
      <text:p text:style-name="P30"><text:tab/><text:tab/>Float</text:p>
      <text:p text:style-name="P30"><text:tab/><text:tab/>Integer</text:p>
      <text:p text:style-name="P30"><text:tab/><text:tab/><text:tab/>Bignum</text:p>
      <text:p text:style-name="P30"><text:tab/><text:tab/><text:tab/>Fixnum</text:p>
      <text:p text:style-name="P30"><text:tab/><text:tab/>Rational</text:p>
      <text:p text:style-name="P30"><text:tab/>OutStream</text:p>
      <text:p text:style-name="P30"><text:tab/>Procedure</text:p>
      <text:p text:style-name="P30"><text:tab/>Queue</text:p>
      <text:p text:style-name="P30"><text:tab/>String</text:p>
      <text:p text:style-name="P30"><text:tab/>Thread</text:p>
      <text:p text:style-name="P30"><text:tab/>TrueClass</text:p>
      <text:p text:style-name="P30"><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66237944"/>Classes<text:alphabetical-index-mark-end text:id="IMark1662379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66237944"/>Inheritance<text:alphabetical-index-mark-end text:id="IMark1662379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66237944"/>Methods<text:alphabetical-index-mark-end text:id="IMark166237944"/></text:h>
      <text:p text:style-name="P3">All code in fOOrth is contained in methods. A method is a fragment of code that an object uses to respond to a message that has been sent to that object. In fOOrth there are three sorts of methods:</text:p>
      <text:list xml:id="list7043181408814237688" text:style-name="L12">
        <text:list-item>
          <text:p text:style-name="P52">Shared: Methods that are common to all instances of the class that contains them.</text:p>
        </text:list-item>
        <text:list-item>
          <text:p text:style-name="P52">Exclusive: Methods that are defined for one and only one object (and all of its clones that are created <text:span text:style-name="T2">after</text:span> the exclusive method is defined.).</text:p>
        </text:list-item>
        <text:list-item>
          <text:p text:style-name="P52">Local: Methods that are created in a context and are accessible only in that context. When the context concludes, these methods are no longer accessible.</text:p>
        </text:list-item>
      </text:list>
      <text:h text:style-name="Heading_20_3" text:outline-level="3"><text:alphabetical-index-mark-start text:id="IMark166239912"/>Late Binding<text:alphabetical-index-mark-end text:id="IMark166239912"/> and <text:alphabetical-index-mark-start text:id="IMark99819088"/>Polymorphism<text:alphabetical-index-mark-end text:id="IMark99819088"/></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99819088"/>Method Mapping<text:alphabetical-index-mark-end text:id="IMark99819088"/></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3127401625111411287" text:style-name="L13">
        <text:list-item>
          <text:p text:style-name="P53">The strings used by fOOrth needed to be converted to Ruby symbols to allow code to be executed in Ruby.</text:p>
        </text:list-item>
        <text:list-item>
          <text:p text:style-name="P53">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66239912"/>SymbolMap<text:alphabetical-index-mark-end text:id="IMark166239912"/> class. This class creates mappings in one of two ways:</text:p>
      <text:list xml:id="list4968437416582685106" text:style-name="L14">
        <text:list-item>
          <text:p text:style-name="P5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66239912"/>Routing<text:alphabetical-index-mark-end text:id="IMark16623991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10394898512684123" text:style-name="L15">
        <text:list-item>
          <text:p text:style-name="P55">The defining word used to create the method.</text:p>
        </text:list-item>
        <text:list-item>
          <text:p text:style-name="P55">The receiver of the defining word used to create the method.</text:p>
        </text:list-item>
        <text:list-item>
          <text:p text:style-name="P5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99817312"/>:<text:alphabetical-index-mark-end text:id="IMark99817312"/></text:p>
          </table:table-cell>
          <table:table-cell table:style-name="Table9.A2" office:value-type="string">
            <text:p text:style-name="P10">N/A</text:p>
          </table:table-cell>
          <table:table-cell table:style-name="Table9.A2" office:value-type="string">
            <text:p text:style-name="P17">any<text:note text:id="ftn22" text:note-class="footnote"><text:note-citation>22</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3" text:note-class="footnote"><text:note-citation>23</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99817312"/>.:<text:alphabetical-index-mark-end text:id="IMark99817312"/></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4" text:note-class="footnote"><text:note-citation>24</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5" text:note-class="footnote"><text:note-citation>25</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6" text:note-class="footnote"><text:note-citation>26</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7" text:note-class="footnote"><text:note-citation>27</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99817312"/>.::<text:alphabetical-index-mark-end text:id="IMark99817312"/></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99817552"/>do_map_name<text:alphabetical-index-mark-end text:id="IMark99817552"/>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7">Code</text:p>
            </table:table-cell>
            <table:covered-table-cell/>
            <table:covered-table-cell/>
            <table:table-cell table:style-name="Table55.D1" office:value-type="string">
              <text:p text:style-name="P26">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0</text:p>
          </table:table-cell>
          <table:table-cell table:style-name="Table55.D2" office:value-type="string">
            <text:p text:style-name="P24">Syntax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1</text:p>
          </table:table-cell>
          <table:table-cell table:style-name="Table55.D2" office:value-type="string">
            <text:p text:style-name="P24">Specification Error.</text:p>
          </table:table-cell>
        </table:table-row>
        <table:table-row table:style-name="Table55.1">
          <table:table-cell table:style-name="Table55.A2" office:value-type="string">
            <text:p text:style-name="P25">F</text:p>
          </table:table-cell>
          <table:table-cell table:style-name="Table55.A2" office:value-type="string">
            <text:p text:style-name="P25">1</text:p>
          </table:table-cell>
          <table:table-cell table:style-name="Table55.A2" office:value-type="string">
            <text:p text:style-name="P25">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8">F</text:p>
          </table:table-cell>
          <table:table-cell table:style-name="Table55.A2" office:value-type="string">
            <text:p text:style-name="P28">1</text:p>
          </table:table-cell>
          <table:table-cell table:style-name="Table55.A1" office:value-type="string">
            <text:p text:style-name="P28">3</text:p>
          </table:table-cell>
          <table:table-cell table:style-name="Table55.D2" office:value-type="string">
            <text:p text:style-name="P29">Invalid Operation for Target.</text:p>
          </table:table-cell>
        </table:table-row>
        <table:table-row table:style-name="Table55.1">
          <table:table-cell table:style-name="Table55.A2" office:value-type="string">
            <text:p text:style-name="P28"/>
          </table:table-cell>
          <table:table-cell table:style-name="Table55.A2" office:value-type="string">
            <text:p text:style-name="P28"/>
          </table:table-cell>
          <table:table-cell table:style-name="Table55.A2" office:value-type="string">
            <text:p text:style-name="P28"/>
          </table:table-cell>
          <table:table-cell table:style-name="Table55.D2" office:value-type="string">
            <text:p text:style-name="P29"/>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5">F</text:p>
          </table:table-cell>
          <table:table-cell table:style-name="Table55.A2" office:value-type="string">
            <text:p text:style-name="P25">2</text:p>
          </table:table-cell>
          <table:table-cell table:style-name="Table55.A2" office:value-type="string">
            <text:p text:style-name="P25">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5">F</text:p>
          </table:table-cell>
          <table:table-cell table:style-name="Table55.A2" office:value-type="string">
            <text:p text:style-name="P25">3</text:p>
          </table:table-cell>
          <table:table-cell table:style-name="Table55.A2" office:value-type="string">
            <text:p text:style-name="P25">1</text:p>
          </table:table-cell>
          <table:table-cell table:style-name="Table55.D2" office:value-type="string">
            <text:p text:style-name="P24">Stack/Queue Underflow</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5">F</text:p>
          </table:table-cell>
          <table:table-cell table:style-name="Table55.A2" office:value-type="string">
            <text:p text:style-name="P25">4</text:p>
          </table:table-cell>
          <table:table-cell table:style-name="Table55.A2" office:value-type="string">
            <text:p text:style-name="P25">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5">F</text:p>
          </table:table-cell>
          <table:table-cell table:style-name="Table55.A2" office:value-type="string">
            <text:p text:style-name="P25">5</text:p>
          </table:table-cell>
          <table:table-cell table:style-name="Table55.A2" office:value-type="string">
            <text:p text:style-name="P25">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5">F</text:p>
          </table:table-cell>
          <table:table-cell table:style-name="Table55.A2" office:value-type="string">
            <text:p text:style-name="P25">6</text:p>
          </table:table-cell>
          <table:table-cell table:style-name="Table55.A2" office:value-type="string">
            <text:p text:style-name="P25">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5"/>
          </table:table-cell>
          <table:table-cell table:style-name="Table55.A2" office:value-type="string">
            <text:p text:style-name="P25"/>
          </table:table-cell>
          <table:table-cell table:style-name="Table55.A2" office:value-type="string">
            <text:p text:style-name="P25"/>
          </table:table-cell>
          <table:table-cell table:style-name="Table55.D2" office:value-type="string">
            <text:p text:style-name="P24"/>
          </table:table-cell>
        </table:table-row>
        <table:table-row table:style-name="Table55.1">
          <table:table-cell table:style-name="Table55.A2" office:value-type="string">
            <text:p text:style-name="P28">F</text:p>
          </table:table-cell>
          <table:table-cell table:style-name="Table55.A2" office:value-type="string">
            <text:p text:style-name="P28">9</text:p>
          </table:table-cell>
          <table:table-cell table:style-name="Table55.A2" office:value-type="string">
            <text:p text:style-name="P28">0</text:p>
          </table:table-cell>
          <table:table-cell table:style-name="Table55.D2" office:value-type="string">
            <text:p text:style-name="P29">Internal Compiler Data Structure Error</text:p>
          </table:table-cell>
        </table:table-row>
      </table:table>
      <text:p text:style-name="Text_20_body"/>
      <text:h text:style-name="Heading_20_1" text:outline-level="1"><text:alphabetical-index-mark-start text:id="IMark99817552"/>Array<text:alphabetical-index-mark-end text:id="IMark99817552"/></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99817552"/>Class<text:alphabetical-index-mark-end text:id="IMark99817552"/></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99817552"/>Complex<text:alphabetical-index-mark-end text:id="IMark99817552"/></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28" text:note-class="footnote"><text:note-citation>28</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29" text:note-class="footnote"><text:note-citation>29</text:note-citation><text:note-body><text:p text:style-name="Footnote">No spaces are permitted within the literal.</text:p></text:note-body></text:note></text:p>
          </table:table-cell>
          <table:table-cell table:style-name="Table5.B1" office:value-type="string">
            <text:p text:style-name="P11">Value<text:note text:id="ftn30" text:note-class="footnote"><text:note-citation>30</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99818128"/>.cbrt<text:alphabetical-index-mark-end text:id="IMark99818128"/>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99818320"/>.e**<text:alphabetical-index-mark-end text:id="IMark9981832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99818128"/>.split<text:alphabetical-index-mark-end text:id="IMark99818128"/>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99818320"/>.sqrt<text:alphabetical-index-mark-end text:id="IMark9981832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00609112"/>Exception<text:alphabetical-index-mark-end text:id="IMark100609112"/></text:h>
      <text:p text:style-name="Text_20_body"/>
      <text:p text:style-name="Text_20_body">Inheritance: Exception <text:span text:style-name="T9">←</text:span> Object</text:p>
      <text:p text:style-name="Code"/>
      <text:p text:style-name="P33"/>
      <text:p text:style-name="Code"/>
      <text:p text:style-name="Text_20_body">Ipsum lorem</text:p>
      <text:h text:style-name="Heading_20_2" text:outline-level="2"/>
      <text:h text:style-name="Heading_20_1" text:outline-level="1"><text:alphabetical-index-mark-start text:id="IMark100609112"/>FalseClass<text:alphabetical-index-mark-end text:id="IMark100609112"/></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99818320"/>&amp;&amp;<text:alphabetical-index-mark-end text:id="IMark9981832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99818320"/>^^<text:alphabetical-index-mark-end text:id="IMark9981832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99818320"/>||<text:alphabetical-index-mark-end text:id="IMark9981832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00609112"/>Float<text:alphabetical-index-mark-end text:id="IMark100609112"/></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1" text:note-class="footnote"><text:note-citation>31</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2" text:note-class="footnote"><text:note-citation>32</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3" text:note-class="footnote"><text:note-citation>33</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0607192"/>Hash<text:alphabetical-index-mark-end text:id="IMark10060719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0607192"/>InStream<text:alphabetical-index-mark-end text:id="IMark100607192"/></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00607192"/>Integer<text:alphabetical-index-mark-end text:id="IMark100607192"/></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4" text:note-class="footnote"><text:note-citation>34</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5" text:note-class="footnote"><text:note-citation>35</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6" text:note-class="footnote"><text:note-citation>36</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00608440"/><text:alphabetical-index-mark-start text:id="IMark100608344"/>MaxNumeric<text:alphabetical-index-mark-end text:id="IMark100608344"/><text:alphabetical-index-mark-end text:id="IMark100608440"/></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00608440"/><text:alphabetical-index-mark-start text:id="IMark100608344"/>MinNumeric<text:alphabetical-index-mark-end text:id="IMark100608344"/><text:alphabetical-index-mark-end text:id="IMark100608440"/></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00608440"/><text:alphabetical-index-mark-start text:id="IMark100608344"/><text:alphabetical-index-mark-start text:id="IMark100608488"/>NilClass<text:alphabetical-index-mark-end text:id="IMark100608488"/><text:alphabetical-index-mark-end text:id="IMark100608344"/><text:alphabetical-index-mark-end text:id="IMark100608440"/></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00607816"/>&amp;&amp;<text:alphabetical-index-mark-end text:id="IMark10060781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00607816"/>^^<text:alphabetical-index-mark-end text:id="IMark10060781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00607816"/>||<text:alphabetical-index-mark-end text:id="IMark10060781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0608440"/>Numeric<text:alphabetical-index-mark-end text:id="IMark10060844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0608440"/>Object<text:alphabetical-index-mark-end text:id="IMark100608440"/></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00607816"/>&amp;&amp;<text:alphabetical-index-mark-end text:id="IMark10060781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00607816"/>)methods<text:alphabetical-index-mark-end text:id="IMark10060781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00607816"/>.<text:alphabetical-index-mark-end text:id="IMark10060781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00607816"/>.::<text:alphabetical-index-mark-end text:id="IMark10060781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2"/>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0607816"/>inst:<text:alphabetical-index-mark-end text:id="IMark10060781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0607816"/>local:<text:alphabetical-index-mark-end text:id="IMark10060781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00607816"/>super<text:alphabetical-index-mark-end text:id="IMark10060781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0607816"/>;<text:alphabetical-index-mark-end text:id="IMark10060781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00607816"/>.class<text:alphabetical-index-mark-end text:id="IMark100607816"/>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00607816"/>.clone<text:alphabetical-index-mark-end text:id="IMark10060781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00607816"/>.copy<text:alphabetical-index-mark-end text:id="IMark10060781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00607816"/>.init<text:alphabetical-index-mark-end text:id="IMark10060781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00607816"/>.is_class?<text:alphabetical-index-mark-end text:id="IMark10060781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00607816"/>.name<text:alphabetical-index-mark-end text:id="IMark10060781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00607816"/>.strlen<text:alphabetical-index-mark-end text:id="IMark10060781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00607816"/>.to_f<text:alphabetical-index-mark-end text:id="IMark10060781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00607816"/>.to_f!<text:alphabetical-index-mark-end text:id="IMark10060781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00607816"/>.to_i<text:alphabetical-index-mark-end text:id="IMark10060781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00607816"/>.to_i!<text:alphabetical-index-mark-end text:id="IMark10060781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00607816"/>.to_n<text:alphabetical-index-mark-end text:id="IMark10060781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00607816"/>.to_n!<text:alphabetical-index-mark-end text:id="IMark100607816"/>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00607816"/>.to_r<text:alphabetical-index-mark-end text:id="IMark100607816"/>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00607816"/>.to_r!<text:alphabetical-index-mark-end text:id="IMark100607816"/>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00607816"/>.to_s<text:alphabetical-index-mark-end text:id="IMark100607816"/>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00607816"/>.to_x<text:alphabetical-index-mark-end text:id="IMark100607816"/>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00607816"/>.to_x!<text:alphabetical-index-mark-end text:id="IMark100607816"/>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66203728"/>&lt;&gt;<text:alphabetical-index-mark-end text:id="IMark166203728"/>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66203728"/>=<text:alphabetical-index-mark-end text:id="IMark166203728"/>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66203728"/>^^<text:alphabetical-index-mark-end text:id="IMark166203728"/>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66203728"/>distinct?<text:alphabetical-index-mark-end text:id="IMark166203728"/>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66203728"/>identical?<text:alphabetical-index-mark-end text:id="IMark166203728"/>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66203728"/>max<text:alphabetical-index-mark-end text:id="IMark166203728"/>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66203728"/>min<text:alphabetical-index-mark-end text:id="IMark16620372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66203728"/>nil&lt;&gt;<text:alphabetical-index-mark-end text:id="IMark166203728"/>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66203728"/>nil=<text:alphabetical-index-mark-end text:id="IMark16620372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66203728"/>not<text:alphabetical-index-mark-end text:id="IMark16620372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66203728"/>||<text:alphabetical-index-mark-end text:id="IMark166203728"/>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66224484"/>OutStream<text:alphabetical-index-mark-end text:id="IMark16622448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66224484"/>Procedure<text:alphabetical-index-mark-end text:id="IMark16622448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6224484"/>Queue<text:alphabetical-index-mark-end text:id="IMark16622448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66224484"/>Rational<text:alphabetical-index-mark-end text:id="IMark16622448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7" text:note-class="footnote"><text:note-citation>37</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38" text:note-class="footnote"><text:note-citation>38</text:note-citation><text:note-body><text:p text:style-name="Footnote">No spaces are permitted within the literal.</text:p></text:note-body></text:note></text:p>
          </table:table-cell>
          <table:table-cell table:style-name="Table6.B1" office:value-type="string">
            <text:p text:style-name="P11">Value<text:note text:id="ftn39" text:note-class="footnote"><text:note-citation>39</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66203488"/>.split<text:alphabetical-index-mark-end text:id="IMark16620348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0606712"/>Stack<text:alphabetical-index-mark-end text:id="IMark10060671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00606712"/>String<text:alphabetical-index-mark-end text:id="IMark10060671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00606712"/>Thread<text:alphabetical-index-mark-end text:id="IMark10060671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0606712"/><text:alphabetical-index-mark-start text:id="IMark100605992"/><text:alphabetical-index-mark-start text:id="IMark100606040"/>TrueClass<text:alphabetical-index-mark-end text:id="IMark100606040"/><text:alphabetical-index-mark-end text:id="IMark100605992"/><text:alphabetical-index-mark-end text:id="IMark10060671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1"/>
      <text:h text:style-name="Heading_20_1" text:outline-level="1"><text:alphabetical-index-mark-start text:id="IMark100606712"/>VirtualMachine<text:alphabetical-index-mark-end text:id="IMark100606712"/></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 <text:s text:c="8"/>dup <text:s text:c="6"/>nan <text:s text:c="6"/>swap</text:p>
      <text:p text:style-name="Code">)" <text:s text:c="7"/>)noshow <text:s text:c="2"/>.append{ <text:s/>accept <text:s text:c="3"/>e <text:s text:c="8"/>nil <text:s text:c="6"/>true</text:p>
      <text:p text:style-name="Code">)classes <text:s/>)quit <text:s text:c="4"/>.create{ <text:s/>accept" <text:s text:c="2"/>epsilon <text:s text:c="2"/>nip <text:s text:c="6"/>tuck</text:p>
      <text:p text:style-name="Code">)context <text:s/>)restart <text:s/>.each{ <text:s text:c="3"/>begin <text:s text:c="4"/>f" <text:s text:c="7"/>over <text:s text:c="5"/>val#:</text:p>
      <text:p text:style-name="Code">)context! )show <text:s text:c="4"/>.map{ <text:s text:c="4"/>class: <text:s text:c="3"/>false <text:s text:c="4"/>pause <text:s text:c="4"/>val$:</text:p>
      <text:p text:style-name="Code">)debug <text:s text:c="3"/>)start <text:s text:c="3"/>.new{ <text:s text:c="4"/>clone <text:s text:c="4"/>if <text:s text:c="7"/>pi <text:s text:c="7"/>var#:</text:p>
      <text:p text:style-name="Code">)elapsed <text:s/>)threads <text:s/>.open{ <text:s text:c="3"/>complex <text:s text:c="2"/>infinity <text:s/>pick <text:s text:c="5"/>var$:</text:p>
      <text:p text:style-name="Code">)entries <text:s/>)unmap" <text:s text:c="2"/>.select{ <text:s/>copy <text:s text:c="5"/>load" <text:s text:c="4"/>rational <text:s/>vm</text:p>
      <text:p text:style-name="Code">)globals <text:s/>)version <text:s/>.vm_name <text:s/>cr <text:s text:c="7"/>max_float rot <text:s text:c="6"/>{</text:p>
      <text:p text:style-name="Code">)irb <text:s text:c="5"/>)vm <text:s text:c="6"/>.with{ <text:s text:c="3"/>do <text:s text:c="7"/>max_num <text:s text:c="2"/>self <text:s text:c="5"/>{{</text:p>
      <text:p text:style-name="Code">)load" <text:s text:c="3"/>)vm! <text:s text:c="5"/>: <text:s text:c="8"/>dpr <text:s text:c="6"/>min_float space</text:p>
      <text:p text:style-name="Code">)map" <text:s text:c="4"/>)words <text:s text:c="3"/>?dup <text:s text:c="5"/>drop <text:s text:c="5"/>min_num <text:s text:c="2"/>spaces</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text:soft-page-break/>.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text:soft-page-break/>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0606712"/>Commands<text:alphabetical-index-mark-end text:id="IMark10060671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text:soft-page-break/>)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imaginary <text:s text:c="4"/>.rjust <text:s text:c="8"/>2*</text:p>
      <text:p text:style-name="Code">!: <text:s text:c="12"/>.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FalseClass</text:p>
      <text:p text:style-name="Code">)stubs <text:s text:c="8"/>.close <text:s text:c="8"/>.mid <text:s text:c="10"/>.tan <text:s text:c="10"/>Fixnum</text:p>
      <text:p text:style-name="Code">)threads <text:s text:c="6"/>.conjugate <text:s text:c="4"/>.mid? <text:s text:c="9"/>.tanh <text:s text:c="9"/>Float</text:p>
      <text:p text:style-name="Code">)time <text:s text:c="9"/>.copy <text:s text:c="9"/>.midlr <text:s text:c="8"/>.to_f <text:s text:c="9"/>Hash</text:p>
      <text:p text:style-name="Code">)unmap" <text:s text:c="7"/>.cos <text:s text:c="10"/>.min <text:s text:c="10"/>.to_f! <text:s text:c="8"/>InStream</text:p>
      <text:p text:style-name="Code">)version <text:s text:c="6"/>.cosh <text:s text:c="9"/>.name <text:s text:c="9"/>.to_i <text:s text:c="9"/>Integer</text:p>
      <text:p text:style-name="Code">)vm <text:s text:c="11"/>.cr <text:s text:c="11"/>.new <text:s text:c="10"/>.to_i! <text:s text:c="8"/>MaxNumeric</text:p>
      <text:p text:style-name="Code">)vm! <text:s text:c="10"/>.create <text:s text:c="7"/>.new_size <text:s text:c="5"/>.to_lower <text:s text:c="5"/>MinNumeric</text:p>
      <text:p text:style-name="Code">)words <text:s text:c="8"/>.create{ <text:s text:c="6"/>.new_value <text:s text:c="4"/>.to_n <text:s text:c="9"/>NilClass</text:p>
      <text:p text:style-name="Code">* <text:s text:c="13"/>.cube <text:s text:c="9"/>.new_values <text:s text:c="3"/>.to_n! <text:s text:c="8"/>Numeric</text:p>
      <text:p text:style-name="Code">** <text:s text:c="12"/>.current <text:s text:c="6"/>.new{ <text:s text:c="9"/>.to_r <text:s text:c="9"/>Object</text:p>
      <text:p text:style-name="Code">+ <text:s text:c="13"/>.d2r <text:s text:c="10"/>.numerator <text:s text:c="4"/>.to_r! <text:s text:c="8"/>OutStream</text:p>
      <text:p text:style-name="Code">- <text:s text:c="13"/>.denominator <text:s text:c="2"/>.odd? <text:s text:c="9"/>.to_s <text:s text:c="9"/>Procedure</text:p>
      <text:p text:style-name="Code">-infinity <text:s text:c="5"/>.dump <text:s text:c="9"/>.open <text:s text:c="9"/>.to_upper <text:s text:c="5"/>Queue</text:p>
      <text:p text:style-name="Code">. <text:s text:c="13"/>.e** <text:s text:c="10"/>.open{ <text:s text:c="8"/>.to_x <text:s text:c="9"/>Rational</text:p>
      <text:p text:style-name="Code">." <text:s text:c="12"/>.each{ <text:s text:c="8"/>.p2c <text:s text:c="10"/>.to_x! <text:s text:c="8"/>Stack</text:p>
      <text:p text:style-name="Code">.+left <text:s text:c="8"/>.elapsed <text:s text:c="6"/>.parent_class <text:s/>.values <text:s text:c="7"/>String</text:p>
      <text:p text:style-name="Code">.+mid <text:s text:c="9"/>.emit <text:s text:c="9"/>.peek <text:s text:c="9"/>.vm <text:s text:c="11"/>Thread</text:p>
      <text:p text:style-name="Code">.+midlr <text:s text:c="7"/>.empty? <text:s text:c="7"/>.pend <text:s text:c="9"/>.vm_name <text:s text:c="6"/>TrueClass</text:p>
      <text:p text:style-name="Code">.+right <text:s text:c="7"/>.eval <text:s text:c="9"/>.polar <text:s text:c="8"/>.with{ <text:s text:c="8"/>VirtualMachine</text:p>
      <text:p text:style-name="Code">.-left <text:s text:c="8"/>.even? <text:s text:c="8"/>.pop <text:s text:c="10"/>/ <text:s text:c="13"/>[</text:p>
      <text:p text:style-name="Code">.-mid <text:s text:c="9"/>.exit <text:s text:c="9"/>.posn <text:s text:c="9"/>0&lt; <text:s text:c="12"/>^^</text:p>
      <text:p text:style-name="Code">.-midlr <text:s text:c="7"/>.floor <text:s text:c="8"/>.pp <text:s text:c="11"/>0&lt;= <text:s text:c="11"/>accept</text:p>
      <text:p text:style-name="Code">.-right <text:s text:c="7"/>.fmt <text:s text:c="10"/>.push <text:s text:c="9"/>0&lt;=&gt; <text:s text:c="10"/>accept"</text:p>
      <text:p text:style-name="Code">.1/x <text:s text:c="10"/>.fmt" <text:s text:c="9"/>.r2d <text:s text:c="10"/>0&lt;&gt; <text:s text:c="11"/>and</text:p>
      <text:p text:style-name="Code">.10** <text:s text:c="9"/>.gcd <text:s text:c="10"/>.real <text:s text:c="9"/>0= <text:s text:c="12"/>begin</text:p>
      <text:p text:style-name="Code">.2** <text:s text:c="10"/>.get_all <text:s text:c="6"/>.restart <text:s text:c="6"/>0&gt; <text:s text:c="12"/>class:</text:p>
      <text:p text:style-name="Code">.: <text:s text:c="12"/>.getc <text:s text:c="9"/>.reverse <text:s text:c="6"/>0&gt;= <text:s text:c="11"/>clone</text:p>
      <text:p text:style-name="Code">.:: <text:s text:c="11"/>.gets <text:s text:c="9"/>.right <text:s text:c="8"/>1+ <text:s text:c="12"/>com</text:p>
      <text:p text:style-name="Code">.[]! <text:s text:c="10"/>.hypot <text:s text:c="8"/>.right? <text:s text:c="7"/>1- <text:s text:c="12"/>complex</text:p>
      <text:p text:style-name="Code"/>
      <text:p text:style-name="Code"/>
      <text:p text:style-name="Code"><text:soft-page-break/></text:p>
      <text:p text:style-name="Code">copy <text:s text:c="10"/>if <text:s text:c="12"/>nil <text:s text:c="11"/>self <text:s text:c="10"/>{</text:p>
      <text:p text:style-name="Code">cr <text:s text:c="12"/>infinity <text:s text:c="6"/>nil&lt;&gt; <text:s text:c="9"/>space <text:s text:c="9"/>{{</text:p>
      <text:p text:style-name="Code">distinct? <text:s text:c="5"/>load" <text:s text:c="9"/>nil= <text:s text:c="10"/>spaces <text:s text:c="8"/>||</text:p>
      <text:p text:style-name="Code">do <text:s text:c="12"/>max <text:s text:c="11"/>nip <text:s text:c="11"/>swap <text:s text:c="10"/>~</text:p>
      <text:p text:style-name="Code">dpr <text:s text:c="11"/>max_float <text:s text:c="5"/>not <text:s text:c="11"/>true <text:s text:c="10"/>~"</text:p>
      <text:p text:style-name="Code">drop <text:s text:c="10"/>max_num <text:s text:c="7"/>or <text:s text:c="12"/>tuck <text:s text:c="10"/>~cr</text:p>
      <text:p text:style-name="Code">dup <text:s text:c="11"/>min <text:s text:c="11"/>over <text:s text:c="10"/>val#: <text:s text:c="9"/>~emit</text:p>
      <text:p text:style-name="Code">e <text:s text:c="13"/>min_float <text:s text:c="5"/>pause <text:s text:c="9"/>val$: <text:s text:c="9"/>~getc</text:p>
      <text:p text:style-name="Code">epsilon <text:s text:c="7"/>min_num <text:s text:c="7"/>pi <text:s text:c="12"/>var#: <text:s text:c="9"/>~gets</text:p>
      <text:p text:style-name="Code">f" <text:s text:c="12"/>mod <text:s text:c="11"/>pick <text:s text:c="10"/>var$: <text:s text:c="9"/>~space</text:p>
      <text:p text:style-name="Code">false <text:s text:c="9"/>nan <text:s text:c="11"/>rational <text:s text:c="6"/>vm <text:s text:c="12"/>~spaces</text:p>
      <text:p text:style-name="Code">identical? <text:s text:c="4"/>neg <text:s text:c="11"/>rot <text:s text:c="11"/>xor</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0" text:note-class="footnote"><text:note-citation>40</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39">A</text:p>
          <text:p text:style-name="P38">again<text:tab/>24</text:p>
          <text:p text:style-name="P38">Array<text:tab/>33</text:p>
          <text:p text:style-name="P39">B</text:p>
          <text:p text:style-name="P38">begin<text:tab/>24</text:p>
          <text:p text:style-name="P39">C</text:p>
          <text:p text:style-name="P38">Class<text:tab/>34</text:p>
          <text:p text:style-name="P38">Classes<text:tab/>26</text:p>
          <text:p text:style-name="P38">Commands<text:tab/>70</text:p>
          <text:p text:style-name="P38">Complex<text:tab/>35</text:p>
          <text:p text:style-name="P39">D</text:p>
          <text:p text:style-name="P38">Demo.rb<text:tab/>11</text:p>
          <text:p text:style-name="P38">distinct?<text:tab/>56</text:p>
          <text:p text:style-name="P38">do<text:tab/>22</text:p>
          <text:p text:style-name="P38">do_map_name<text:tab/>30</text:p>
          <text:p text:style-name="P38">drop<text:tab/>18</text:p>
          <text:p text:style-name="P38">Duck Typing<text:tab/>25</text:p>
          <text:p text:style-name="P38">dup<text:tab/>18</text:p>
          <text:p text:style-name="P39">E</text:p>
          <text:p text:style-name="P38">Exception<text:tab/>37</text:p>
          <text:p text:style-name="P39">F</text:p>
          <text:p text:style-name="P38">FalseClass<text:tab/>38</text:p>
          <text:p text:style-name="P38">Float<text:tab/>40</text:p>
          <text:p text:style-name="P39">H</text:p>
          <text:p text:style-name="P38">Hash<text:tab/>41</text:p>
          <text:p text:style-name="P39">I</text:p>
          <text:p text:style-name="P38">i<text:tab/>22</text:p>
          <text:p text:style-name="P38">identical?<text:tab/>57</text:p>
          <text:p text:style-name="P38">if<text:tab/>20</text:p>
          <text:p text:style-name="P38">Inheritance<text:tab/>27</text:p>
          <text:p text:style-name="P38">inst:<text:tab/>50</text:p>
          <text:p text:style-name="P38">InStream<text:tab/>42</text:p>
          <text:p text:style-name="P38">Integer<text:tab/>43</text:p>
          <text:p text:style-name="P39">J</text:p>
          <text:p text:style-name="P38">j<text:tab/>22</text:p>
          <text:p text:style-name="P39">L</text:p>
          <text:p text:style-name="P38">Late Binding<text:tab/>27</text:p>
          <text:p text:style-name="P38">local:<text:tab/>50</text:p>
          <text:p text:style-name="P38">loop<text:tab/>22</text:p>
          <text:p text:style-name="P39">M</text:p>
          <text:p text:style-name="P38">max<text:tab/>57</text:p>
          <text:p text:style-name="P38">MaxNumeric<text:tab/>45</text:p>
          <text:p text:style-name="P38">Method Mapping<text:tab/>28</text:p>
          <text:p text:style-name="P38">Methods<text:tab/>27</text:p>
          <text:p text:style-name="P38">min<text:tab/>57</text:p>
          <text:p text:style-name="P38">MinNumeric<text:tab/>46</text:p>
          <text:p text:style-name="P39">N</text:p>
          <text:p text:style-name="P38">nil&lt;&gt;<text:tab/>58</text:p>
          <text:p text:style-name="P38">nil=<text:tab/>58</text:p>
          <text:p text:style-name="P38">NilClass<text:tab/>47</text:p>
          <text:p text:style-name="P38">nip<text:tab/>18</text:p>
          <text:p text:style-name="P38">not<text:tab/>58</text:p>
          <text:p text:style-name="P38">Numeric<text:tab/>48</text:p>
          <text:p text:style-name="P39">O</text:p>
          <text:p text:style-name="P38">Object<text:tab/>49</text:p>
          <text:p text:style-name="P38">OutStream<text:tab/>59</text:p>
          <text:p text:style-name="P38">over<text:tab/>18</text:p>
          <text:p text:style-name="P39">P</text:p>
          <text:p text:style-name="P38">pick<text:tab/>18</text:p>
          <text:p text:style-name="P38">Polymorphism<text:tab/>27</text:p>
          <text:p text:style-name="P38">Procedure<text:tab/>60</text:p>
          <text:p text:style-name="P39">Q</text:p>
          <text:p text:style-name="P38">Queue<text:tab/>61</text:p>
          <text:p text:style-name="P39">R</text:p>
          <text:p text:style-name="P38">Rake<text:tab/>11</text:p>
          <text:p text:style-name="P38">Rational<text:tab/>62</text:p>
          <text:p text:style-name="P38">repeat<text:tab/>24</text:p>
          <text:p text:style-name="P38">Routing<text:tab/>29</text:p>
          <text:p text:style-name="P39">S</text:p>
          <text:p text:style-name="P38">Stack<text:tab/>64</text:p>
          <text:p text:style-name="P38">String<text:tab/>65</text:p>
          <text:p text:style-name="P38">super<text:tab/>50</text:p>
          <text:p text:style-name="P38">swap<text:tab/>19</text:p>
          <text:p text:style-name="P38">switch<text:tab/>20</text:p>
          <text:p text:style-name="P38">SymbolMap<text:tab/>28</text:p>
          <text:p text:style-name="P39">T</text:p>
          <text:p text:style-name="P38">Thanks<text:tab/>9</text:p>
          <text:p text:style-name="P38">Thread<text:tab/>66</text:p>
          <text:p text:style-name="P38">TrueClass<text:tab/>67</text:p>
          <text:p text:style-name="P38">tuck<text:tab/>19</text:p>
          <text:p text:style-name="P39">U</text:p>
          <text:p text:style-name="P38">until<text:tab/>24</text:p>
          <text:p text:style-name="P39">V</text:p>
          <text:p text:style-name="P38">VirtualMachine<text:tab/>68</text:p>
          <text:p text:style-name="P39">^</text:p>
          <text:p text:style-name="P38">^^<text:tab/>38, 47, 56</text:p>
          <text:p text:style-name="P39">-</text:p>
          <text:p text:style-name="P38">-i<text:tab/>22</text:p>
          <text:p text:style-name="P38">-j<text:tab/>22</text:p>
          <text:p text:style-name="P39">;</text:p>
          <text:p text:style-name="P38">;<text:tab/>50</text:p>
          <text:p text:style-name="P39">:</text:p>
          <text:p text:style-name="P38">:<text:tab/>29</text:p>
          <text:p text:style-name="P39">.</text:p>
          <text:p text:style-name="P38">.<text:tab/>49</text:p>
          <text:p text:style-name="P38">.:<text:tab/>29</text:p>
          <text:p text:style-name="P38">.::<text:tab/>29, 50</text:p>
          <text:p text:style-name="P38">.cbrt<text:tab/>36</text:p>
          <text:p text:style-name="P38">.class<text:tab/>50</text:p>
          <text:p text:style-name="P38">.clone<text:tab/>51</text:p>
          <text:p text:style-name="P38">.copy<text:tab/>51</text:p>
          <text:p text:style-name="P38">.e**<text:tab/>36</text:p>
          <text:p text:style-name="P38">.init<text:tab/>51</text:p>
          <text:p text:style-name="P38">.is_class?<text:tab/>51</text:p>
          <text:p text:style-name="P38">.name<text:tab/>52</text:p>
          <text:p text:style-name="P38">.split<text:tab/>36, 62</text:p>
          <text:p text:style-name="P38">.sqrt<text:tab/>36</text:p>
          <text:p text:style-name="P38">.strlen<text:tab/>52</text:p>
          <text:p text:style-name="P38">.to_f<text:tab/>52</text:p>
          <text:p text:style-name="P38">.to_f!<text:tab/>53</text:p>
          <text:p text:style-name="P38">.to_i<text:tab/>53</text:p>
          <text:p text:style-name="P38">.to_i!<text:tab/>53</text:p>
          <text:p text:style-name="P38">.to_n<text:tab/>53</text:p>
          <text:p text:style-name="P38">.to_n!<text:tab/>54</text:p>
          <text:p text:style-name="P38">.to_r<text:tab/>54</text:p>
          <text:p text:style-name="P38">.to_r!<text:tab/>55</text:p>
          <text:p text:style-name="P38">.to_s<text:tab/>55</text:p>
          <text:p text:style-name="P38">.to_x<text:tab/>55</text:p>
          <text:p text:style-name="P38">.to_x!<text:tab/>56</text:p>
          <text:p text:style-name="P39">)</text:p>
          <text:p text:style-name="P38">)methods<text:tab/>49</text:p>
          <text:p text:style-name="P39">&amp;</text:p>
          <text:p text:style-name="P38">&amp;&amp;<text:tab/>38, 47, 49</text:p>
          <text:p text:style-name="P39">+</text:p>
          <text:p text:style-name="P38">+loop<text:tab/>22</text:p>
          <text:p text:style-name="P39">&lt;</text:p>
          <text:p text:style-name="P38">&lt;&gt;<text:tab/>56</text:p>
          <text:p text:style-name="P39">=</text:p>
          <text:p text:style-name="P38">=<text:tab/>56</text:p>
          <text:p text:style-name="P39">|</text:p>
          <text:p text:style-name="P38">||<text:tab/>38, 47, 58</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77</text:page-number> of <text:page-count>7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7H7M21S</meta:editing-duration>
    <meta:editing-cycles>1116</meta:editing-cycles>
    <meta:generator>OpenOffice/4.1.1$Win32 OpenOffice.org_project/411m6$Build-9775</meta:generator>
    <dc:date>2015-02-17T19:53:39.42</dc:date>
    <dc:creator>Peter Camilleri</dc:creator>
    <meta:printed-by>Peter Camilleri</meta:printed-by>
    <meta:print-date>2015-02-10T10:49:15.76</meta:print-date>
    <meta:document-statistic meta:table-count="55" meta:image-count="0" meta:object-count="0" meta:page-count="77" meta:paragraph-count="1847" meta:word-count="12142" meta:character-count="73606"/>
    <meta:template xlink:type="simple" xlink:actuate="onRequest" xlink:title="MyDefault" xlink:href="../../../../OpenOffice.org/3/user/template/MyDefault.ott" meta:date="2014-06-26T22:09:00.24"/>
  </office:meta>
</office:document-meta>
</file>